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a992" officeooo:paragraph-rsid="0005a992"/>
    </style:style>
    <style:style style:name="P2" style:family="paragraph" style:parent-style-name="Standard">
      <style:text-properties fo:font-style="italic" fo:font-weight="bold" officeooo:rsid="0005a992" officeooo:paragraph-rsid="0005a992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05a992" officeooo:paragraph-rsid="0005a992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officeooo:rsid="0005a992" officeooo:paragraph-rsid="0005a992" style:font-style-asian="italic" style:font-style-complex="italic"/>
    </style:style>
    <style:style style:name="P5" style:family="paragraph" style:parent-style-name="Standard">
      <style:text-properties fo:color="#808080" officeooo:rsid="0005a992" officeooo:paragraph-rsid="0005a992"/>
    </style:style>
    <style:style style:name="P6" style:family="paragraph" style:parent-style-name="Standard">
      <style:text-properties fo:color="#000000" fo:font-style="italic" officeooo:rsid="0005a992" officeooo:paragraph-rsid="0005a992" style:font-style-asian="italic" style:font-style-complex="italic"/>
    </style:style>
    <style:style style:name="P7" style:family="paragraph" style:parent-style-name="Standard">
      <style:text-properties fo:color="#999999" officeooo:rsid="0005a992" officeooo:paragraph-rsid="0005a992"/>
    </style:style>
    <style:style style:name="P8" style:family="paragraph" style:parent-style-name="Standard">
      <style:text-properties officeooo:rsid="0007ae24" officeooo:paragraph-rsid="0007ae24"/>
    </style:style>
    <style:style style:name="P9" style:family="paragraph" style:parent-style-name="Standard">
      <style:text-properties style:font-name="monospace" fo:font-size="13.5pt" officeooo:paragraph-rsid="0007ae24"/>
    </style:style>
    <style:style style:name="P10" style:family="paragraph" style:parent-style-name="Standard">
      <style:text-properties style:font-name="monospace" fo:font-size="13.5pt" officeooo:rsid="00093f6c" officeooo:paragraph-rsid="00093f6c"/>
    </style:style>
    <style:style style:name="P11" style:family="paragraph" style:parent-style-name="Standard">
      <style:text-properties style:font-name="monospace" fo:font-size="13.5pt" officeooo:rsid="00094c68" officeooo:paragraph-rsid="00094c68"/>
    </style:style>
    <style:style style:name="T1" style:family="text">
      <style:text-properties officeooo:rsid="0007ae24"/>
    </style:style>
    <style:style style:name="T2" style:family="text">
      <style:text-properties officeooo:rsid="000be0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ference genome</text:p>
      <text:p text:style-name="P5">REFERENCE=NNNN/path/to/ReferenceGenome/reference.fa</text:p>
      <text:p text:style-name="P4">#This folder should contain all indices required for bwa read-mapping. Do not use the same folder as snpEff/data/genomes (in fact, not tested)</text:p>
      <text:p text:style-name="P4">#Note: the original "andalousian-mapping" folder contains Oscheius tipulae assembly nOt.2.0 in andalousian-mapping/Portable/data/Reference_genomes/Otipulae/nOt.2.0. We recommand to delete it to save space if you have another version elsewhere in your system.</text:p>
      <text:p text:style-name="P1"/>
      <text:p text:style-name="P3">#Sequencing Reads </text:p>
      <text:p text:style-name="P4">#Note: for O.tipulae, a sample of paired-end reads is available in Path/to/andalousian-mapping/Portable/data/sample to test the scripts</text:p>
      <text:p text:style-name="P4"/>
      <text:p text:style-name="P2">#if several Runs:</text:p>
      <text:p text:style-name="P5">NbRUNS=XXXX (integer, e.g. 2)</text:p>
      <text:p text:style-name="P1"/>
      <text:p text:style-name="P4">declare -A READS #READS will be an array</text:p>
      <text:p text:style-name="P5">READS[1]=XXXX/path/to/SAMPLEXXXX_1.fq.gz</text:p>
      <text:p text:style-name="P5">READS[2]=XXXX/path/to/SAMPLEXXXX_2.fq.gz</text:p>
      <text:p text:style-name="P5">READS[3]=XXXX/path/to/SAMPLEXXXX_RUN2_1.fq.gz</text:p>
      <text:p text:style-name="P5">READS[4]=XXXX/path/to/SAMPLEXXXX_RUN2_2.fq.gz</text:p>
      <text:p text:style-name="P4">#Put as many (pair of) sequencing runs corresponding to the same sample by continuing READS[5], READS[6]; etc....</text:p>
      <text:p text:style-name="P1"/>
      <text:p text:style-name="P4">#For RG spec, read: http://gatkforums.broadinstitute.org/gatk/discussion/6472/read-groups</text:p>
      <text:p text:style-name="P1"/>
      <text:p text:style-name="P3">#BGI fq names are buit as follows: {FlowCellID}-{sampleID}_Lane(=Lx)_Pair(=1/2).fq.gz</text:p>
      <text:p text:style-name="P7">RGPL=XXXX (Plateform, e.g. ILLUMINA)</text:p>
      <text:p text:style-name="P7">RGSM=XXXX (Sample, e.g. mf76)</text:p>
      <text:p text:style-name="P7">RGLB=XXXX (Library, e.g. mf76_LB1)</text:p>
      <text:p text:style-name="P1">declare -A RGID</text:p>
      <text:p text:style-name="P1">declare -A RGPU</text:p>
      <text:p text:style-name="P7">RGID[1]=XXXX (e.g. FCH7TC7BBXX_mf55) #Choose 'Flow Cell ID'_'sample'</text:p>
      <text:p text:style-name="P7">RGPU[1]=XXXX (e.g. FCH7TC7BBXX_L7_mf55) #Choose 'Flow Cell ID'_'Lane'_'sample'</text:p>
      <text:p text:style-name="P7"/>
      <text:p text:style-name="P7">RGID[2]=XXXX (e.g. FCH7NLVBBXX_mf55)</text:p>
      <text:p text:style-name="P7">RGPU[2]=XXXX (e.g. FCH7NLVBBXX_L8_mf55)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#DATA required for mapping by sequencing:</text:p>
      <text:p text:style-name="P4">#All this file should be stored in NNNN/path/to/Andalousian-mapping/data/</text:p>
      <text:p text:style-name="P4"/>
      <text:p text:style-name="P4">#a dbSNP of the mapping strain</text:p>
      <text:p text:style-name="P5">#dbSNP=NNNN</text:p>
      <text:p text:style-name="P4">dbSNP=dbSNP_JU170_v2.0.vcf </text:p>
      <text:p text:style-name="P4"/>
      <text:p text:style-name="P4">#List of scaffolds ID and their size:</text:p>
      <text:p text:style-name="P5">#Scaff_size=NNNN</text:p>
      <text:p text:style-name="P6">Scaff_size=nOt.2.0_Scaff-size.tsv #NNNN</text:p>
      <text:p text:style-name="P6"/>
      <text:p text:style-name="P6">#"Invariant" Scaffolds </text:p>
      <text:p text:style-name="P5">#Invariant_Scaff=NNNN</text:p>
      <text:p text:style-name="P4">Invariant_Scaff=JU170_InvariantScaffold.interval_list #NNNN</text:p>
      <text:p text:style-name="P4"/>
      <text:p text:style-name="P4">#Warning Scaffolds: list of scaffolds you want to test even if they are not linked to your mutation. (e.g. False-positive or so-far-unlinked scaffolds)</text:p>
      <text:p text:style-name="P7">#Warning_Scaff=NNNN</text:p>
      <text:p text:style-name="P4">Warning_Scaff=JU170_FalsePositiveScaffold.list</text:p>
      <text:p text:style-name="P4"/>
      <text:p text:style-name="P4">#Control gVCFs:</text:p>
      <text:p text:style-name="P7">#Background_gVCF=NNNN</text:p>
      <text:p text:style-name="P4">Background_gVCF=CEW1.gVCF.vcf #NNNN</text:p>
      <text:p text:style-name="P4"/>
      <text:p text:style-name="P7">#Mapping_gVCF=NNNN</text:p>
      <text:p text:style-name="P4">Mapping_gVCF=JU170.gVCF.vcf #NNNN</text:p>
      <text:p text:style-name="P4"/>
      <text:p text:style-name="P4">#Background strain ID. It should be the same as RGSM appearing in the $Background_gVCF (determine with "Read Group" information during analysis)</text:p>
      <text:p text:style-name="P7">#Background_strain=NNNN</text:p>
      <text:p text:style-name="P4">Background_strain=CEW1</text:p>
      <text:p text:style-name="P4"/>
      <text:p text:style-name="P4">#Mapping strain ID. It should be the same as RGSM appearing in the $Mapping_gVCF (determine with "Read Group" information during analysis)</text:p>
      <text:p text:style-name="P7">#Mapping_strain=NNNN</text:p>
      <text:p text:style-name="P4">Mapping_strain=JU170</text:p>
      <text:p text:style-name="P1"/>
      <text:p text:style-name="P3">##Your Outputs</text:p>
      <text:p text:style-name="P7">OUTPUT_NAME=XXXX (e.g. mf76)</text:p>
      <text:p text:style-name="P4">#Advice: put the same as RGSM</text:p>
      <text:p text:style-name="P1"/>
      <text:p text:style-name="P1"/>
      <text:p text:style-name="P1"/>
      <text:p text:style-name="P3">##Screen preferences</text:p>
      <text:p text:style-name="P1">#Color of the messages indicating script progression</text:p>
      <text:p text:style-name="P1">col='\e[1;32m'</text:p>
      <text:p text:style-name="P1">NC='\e[0m'</text:p>
      <text:p text:style-name="P1"/>
      <text:p text:style-name="P1"/>
      <text:p text:style-name="P1"/>
      <text:p text:style-name="P1"/>
      <text:p text:style-name="P8"><text:soft-page-break/>Transphormer un ui en py :</text:p>
      <text:p text:style-name="P8"/>
      <text:p text:style-name="P9"><text:span text:style-name="T1">pyuic5</text:span> fichier.ui <text:span text:style-name="T2">[-x]</text:span> -o fichierGUI.py →<text:span text:style-name="T2"> pour le rendre exécutable. </text:span></text:p>
      <text:p text:style-name="P9"/>
      <text:p text:style-name="P11">installer PyQt5 :</text:p>
      <text:p text:style-name="P9"/>
      <text:p text:style-name="P10">pip3 install PyQt5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4:51:22.721259537</meta:creation-date>
    <dc:date>2018-02-16T18:50:34.009746358</dc:date>
    <meta:editing-duration>PT2H27M30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3" meta:paragraph-count="61" meta:word-count="319" meta:character-count="2892" meta:non-whitespace-character-count="2630"/>
  </office:meta>
</office:document-meta>
</file>